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.1" style:family="table-cell">
      <style:table-cell-properties fo:padding="0cm" fo:border-left="none" fo:border-right="none" fo:border-top="0.002cm solid #000000" fo:border-bottom="none"/>
    </style:style>
    <style:style style:name="Tabela4.B1.1.1.1.2" style:family="table-cell">
      <style:table-cell-properties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67cm"/>
    </style:style>
    <style:style style:name="Tabela5.A1" style:family="table-cell">
      <style:table-cell-properties fo:padding="0.049cm" fo:border-left="none" fo:border-right="none" fo:border-top="none" fo:border-bottom="0.002cm solid #000000"/>
    </style:style>
    <style:style style:name="Tabela5.2" style:family="table-row">
      <style:table-row-properties style:min-row-height="0.37cm"/>
    </style:style>
    <style:style style:name="Tabela5.A2" style:family="table-cell">
      <style:table-cell-properties fo:background-color="transparent" fo:padding="0.051cm" fo:border-left="none" fo:border-right="none" fo:border-top="none" fo:border-bottom="0.002cm solid #000000">
        <style:background-image/>
      </style:table-cell-properties>
    </style:style>
    <style:style style:name="TabelaRazao" style:family="table">
      <style:table-properties style:width="25.428cm" table:align="margins"/>
    </style:style>
    <style:style style:name="TabelaRazao.A" style:family="table-column">
      <style:table-column-properties style:column-width="25.428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25.428cm" table:align="margins"/>
    </style:style>
    <style:style style:name="Tabela2.A" style:family="table-column">
      <style:table-column-properties style:column-width="25.428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25.428cm" table:align="margins"/>
    </style:style>
    <style:style style:name="Tabela8.A" style:family="table-column">
      <style:table-column-properties style:column-width="4.972cm" style:rel-column-width="12814*"/>
    </style:style>
    <style:style style:name="Tabela8.B" style:family="table-column">
      <style:table-column-properties style:column-width="4.531cm" style:rel-column-width="11678*"/>
    </style:style>
    <style:style style:name="Tabela8.C" style:family="table-column">
      <style:table-column-properties style:column-width="5.754cm" style:rel-column-width="14827*"/>
    </style:style>
    <style:style style:name="Tabela8.D" style:family="table-column">
      <style:table-column-properties style:column-width="5.239cm" style:rel-column-width="13501*"/>
    </style:style>
    <style:style style:name="Tabela8.E" style:family="table-column">
      <style:table-column-properties style:column-width="4.934cm" style:rel-column-width="12715*"/>
    </style:style>
    <style:style style:name="Tabela8.A1" style:family="table-cell">
      <style:table-cell-properties fo:background-color="#c0c0c0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c0c0c0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25.428cm" table:align="margins"/>
    </style:style>
    <style:style style:name="Tabela6.A" style:family="table-column">
      <style:table-column-properties style:column-width="2.614cm" style:rel-column-width="6739*"/>
    </style:style>
    <style:style style:name="Tabela6.B" style:family="table-column">
      <style:table-column-properties style:column-width="14.448cm" style:rel-column-width="37235*"/>
    </style:style>
    <style:style style:name="Tabela6.C" style:family="table-column">
      <style:table-column-properties style:column-width="8.366cm" style:rel-column-width="21561*"/>
    </style:style>
    <style:style style:name="Tabela6.A1" style:family="table-cell">
      <style:table-cell-properties fo:background-color="#c0c0c0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018cm solid #000000" fo:border-top="0.018cm solid #000000" fo:border-bottom="0.018cm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02cm solid #000000" fo:border-right="none" fo:border-top="none" fo:border-bottom="0.002cm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02cm solid #000000" fo:border-top="none" fo:border-bottom="0.002cm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17.034cm" fo:margin-left="0cm" fo:margin-right="0.007cm" table:align="margins"/>
    </style:style>
    <style:style style:name="Tabela10.A" style:family="table-column">
      <style:table-column-properties style:column-width="2.612cm" style:rel-column-width="10048*"/>
    </style:style>
    <style:style style:name="Tabela10.B" style:family="table-column">
      <style:table-column-properties style:column-width="14.422cm" style:rel-column-width="55487*"/>
    </style:style>
    <style:style style:name="Tabela10.A1" style:family="table-cell">
      <style:table-cell-properties fo:background-color="#e6e6e6" fo:padding="0.097cm" fo:border="0.018cm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02cm solid #000000" fo:border-right="0.002cm solid #000000" fo:border-top="0.018cm solid #000000" fo:border-bottom="0.018cm solid #000000">
        <style:background-image/>
      </style:table-cell-properties>
    </style:style>
    <style:style style:name="RepeatTable_5f_assd" style:display-name="RepeatTable_assd" style:family="table">
      <style:table-properties style:width="17.044cm" fo:margin-left="0cm" fo:margin-right="-0.004cm" table:align="margins"/>
    </style:style>
    <style:style style:name="RepeatTable_5f_assd.A" style:display-name="RepeatTable_assd.A" style:family="table-column">
      <style:table-column-properties style:column-width="17.044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ilTable_5f_saefs" style:display-name="DetailTable_saefs" style:family="table">
      <style:table-properties style:width="16.875cm" fo:margin-left="0cm" fo:margin-right="-0.025cm" table:align="margins"/>
    </style:style>
    <style:style style:name="DetailTable_5f_saefs.A" style:display-name="DetailTable_saefs.A" style:family="table-column">
      <style:table-column-properties style:column-width="2.459cm" style:rel-column-width="9551*"/>
    </style:style>
    <style:style style:name="DetailTable_5f_saefs.B" style:display-name="DetailTable_saefs.B" style:family="table-column">
      <style:table-column-properties style:column-width="12.231cm" style:rel-column-width="47501*"/>
    </style:style>
    <style:style style:name="DetailTable_5f_saefs.C" style:display-name="DetailTable_saefs.C" style:family="table-column">
      <style:table-column-properties style:column-width="2.184cm" style:rel-column-width="8483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8.172cm" table:align="margins"/>
    </style:style>
    <style:style style:name="Tabela3.A" style:family="table-column">
      <style:table-column-properties style:column-width="1.124cm" style:rel-column-width="9011*"/>
    </style:style>
    <style:style style:name="Tabela3.B" style:family="table-column">
      <style:table-column-properties style:column-width="3.027cm" style:rel-column-width="24273*"/>
    </style:style>
    <style:style style:name="Tabela3.C" style:family="table-column">
      <style:table-column-properties style:column-width="0.887cm" style:rel-column-width="7113*"/>
    </style:style>
    <style:style style:name="Tabela3.D" style:family="table-column">
      <style:table-column-properties style:column-width="3.134cm" style:rel-column-width="25138*"/>
    </style:style>
    <style:style style:name="Tabe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B1" style:family="table-cell">
      <style:table-cell-properties fo:padding="0.097cm" fo:border-left="none" fo:border-right="none" fo:border-top="0.018cm solid #000000" fo:border-bottom="0.018cm solid #000000"/>
    </style:style>
    <style:style style:name="Tabela3.D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ela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018cm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018cm solid #000000" fo:border-top="none" fo:border-bottom="0.018cm solid #000000">
        <style:background-image/>
      </style:table-cell-properties>
    </style:style>
    <style:style style:name="Tabela3.A3" style:family="table-cell">
      <style:table-cell-properties fo:padding="0.097cm" fo:border-left="0.018cm solid #000000" fo:border-right="none" fo:border-top="none" fo:border-bottom="0.018cm solid #000000"/>
    </style:style>
    <style:style style:name="Tabela3.B3" style:family="table-cell">
      <style:table-cell-properties fo:padding="0.097cm" fo:border-left="none" fo:border-right="none" fo:border-top="none" fo:border-bottom="0.018cm solid #000000"/>
    </style:style>
    <style:style style:name="Tabela3.D3" style:family="table-cell">
      <style:table-cell-properties fo:padding="0.097cm" fo:border-left="none" fo:border-right="0.018cm solid #000000" fo:border-top="none" fo:border-bottom="0.018cm solid #000000"/>
    </style:style>
    <style:style style:name="Tabela1" style:family="table">
      <style:table-properties style:width="25.428cm" table:align="margins"/>
    </style:style>
    <style:style style:name="Tabela1.A" style:family="table-column">
      <style:table-column-properties style:column-width="5.985cm" style:rel-column-width="15424*"/>
    </style:style>
    <style:style style:name="Tabela1.B" style:family="table-column">
      <style:table-column-properties style:column-width="19.443cm" style:rel-column-width="50111*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25.428cm" table:align="margins"/>
    </style:style>
    <style:style style:name="Tabela7.A" style:family="table-column">
      <style:table-column-properties style:column-width="6.551cm" style:rel-column-width="16885*"/>
    </style:style>
    <style:style style:name="Tabela7.B" style:family="table-column">
      <style:table-column-properties style:column-width="0.219cm" style:rel-column-width="564*"/>
    </style:style>
    <style:style style:name="Tabela7.C" style:family="table-column">
      <style:table-column-properties style:column-width="5.939cm" style:rel-column-width="15307*"/>
    </style:style>
    <style:style style:name="Tabela7.D" style:family="table-column">
      <style:table-column-properties style:column-width="0.261cm" style:rel-column-width="673*"/>
    </style:style>
    <style:style style:name="Tabela7.E" style:family="table-column">
      <style:table-column-properties style:column-width="4.662cm" style:rel-column-width="12014*"/>
    </style:style>
    <style:style style:name="Tabela7.F" style:family="table-column">
      <style:table-column-properties style:column-width="7.796cm" style:rel-column-width="20092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style:font-name="Courier 10 Pitch"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/>
      <style:text-properties style:font-name="Courier 10 Pitch" fo:font-size="6pt" style:font-size-asian="6pt" style:font-size-complex="6pt"/>
    </style:style>
    <style:style style:name="P17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Courier 10 Pitch" fo:font-size="8pt" style:font-size-asian="8pt" style:font-size-complex="8pt"/>
    </style:style>
    <style:style style:name="P19" style:family="paragraph" style:parent-style-name="Standard">
      <style:text-properties style:font-name="Courier 10 Pitch" fo:font-size="2pt" style:font-size-asian="2pt" style:font-size-complex="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2" style:family="paragraph" style:parent-style-name="Table_20_Contents">
      <style:text-properties style:font-name="Courier 10 Pitch" fo:font-size="8pt" style:font-size-asian="8pt" style:font-size-complex="8pt"/>
    </style:style>
    <style:style style:name="P33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0"><draw:frame draw:style-name="fr1" draw:name="graphics1" text:anchor-type="paragraph" svg:width="2.193cm" svg:height="2.686cm" draw:z-index="0"><draw:image xlink:href="../../../../../../../gestaoAdministrativa/fontes/PHP/framework/temas/padrao/imagens/AlagoinhasAlvara.pn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>
                        <table:table-cell table:style-name="Tabela4.B1.1.1.1.1" office:value-type="string">
                          <text:p text:style-name="P2">Estado de [IE.prefeitura_uf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3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21">Número</text:p>
                        </table:table-cell>
                        <table:table-cell table:style-name="Tabela5.A1" office:value-type="string">
                          <text:p text:style-name="P6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21">Exercício</text:p>
                        </table:table-cell>
                        <table:table-cell table:style-name="Tabela5.A2" office:value-type="string">
                          <text:p text:style-name="P6">[IE.exercicio]</text:p>
                        </table:table-cell>
                      </table:table-row>
                    </table:table>
                    <text:p text:style-name="P20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4">ALVARÁ de Licença</text:p>
                  </table:table-cell>
                  <table:covered-table-cell/>
                </table:table-row>
              </table:table>
            </table:table-cell>
          </table:table-row>
        </table:table>
        <text:p text:style-name="P8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4">Nome / Razão Social</text:p>
            </table:table-cell>
          </table:table-row>
          <table:table-row>
            <table:table-cell table:style-name="TabelaRazao.A2" office:value-type="string">
              <text:p text:style-name="P34">[IE.razao_social]</text:p>
            </table:table-cell>
          </table:table-row>
        </table:table>
        <text:p text:style-name="P8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4">Endereço</text:p>
            </table:table-cell>
          </table:table-row>
          <table:table-row>
            <table:table-cell table:style-name="Tabela2.A2" office:value-type="string">
              <text:p text:style-name="P9">[IE.rua]</text:p>
            </table:table-cell>
          </table:table-row>
          <table:table-row>
            <table:table-cell table:style-name="Tabela2.A3" office:value-type="string">
              <text:p text:style-name="P9">[IE.cidade]</text:p>
            </table:table-cell>
          </table:table-row>
        </table:table>
        <text:p text:style-name="P14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2">CNPJ / CPF</text:p>
            </table:table-cell>
            <table:table-cell table:style-name="Tabela8.A1" office:value-type="string">
              <text:p text:style-name="P22">RG</text:p>
            </table:table-cell>
            <table:table-cell table:style-name="Tabela8.A1" office:value-type="string">
              <text:p text:style-name="P22">Inscrição Econômica</text:p>
            </table:table-cell>
            <table:table-cell table:style-name="Tabela8.A1" office:value-type="string">
              <text:p text:style-name="P22">Exercício</text:p>
            </table:table-cell>
            <table:table-cell table:style-name="Tabela8.E1" office:value-type="string">
              <text:p text:style-name="P22">Natureza</text:p>
            </table:table-cell>
          </table:table-row>
          <table:table-row>
            <table:table-cell table:style-name="Tabela8.A2" office:value-type="string">
              <text:p text:style-name="P7">[IE.cnpj_cpf]</text:p>
            </table:table-cell>
            <table:table-cell table:style-name="Tabela8.A2" office:value-type="string">
              <text:p text:style-name="P7">[IE.rg]</text:p>
            </table:table-cell>
            <table:table-cell table:style-name="Tabela8.A2" office:value-type="string">
              <text:p text:style-name="P7">[IE.ie]</text:p>
            </table:table-cell>
            <table:table-cell table:style-name="Tabela8.A2" office:value-type="string">
              <text:p text:style-name="P7">[IE.exercicio]</text:p>
            </table:table-cell>
            <table:table-cell table:style-name="Tabela8.E2" office:value-type="string">
              <text:p text:style-name="P7">[IE.nom_natureza]</text:p>
            </table:table-cell>
          </table:table-row>
        </table:table>
        <text:p text:style-name="P1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row>
              <table:table-cell table:style-name="Tabela6.A1" office:value-type="string">
                <text:p text:style-name="P22">cod.</text:p>
              </table:table-cell>
              <table:table-cell table:style-name="Tabela6.B1" office:value-type="string">
                <text:p text:style-name="P22">Atividade Principal</text:p>
              </table:table-cell>
              <table:table-cell table:style-name="Tabela6.C1" office:value-type="string">
                <text:p text:style-name="P22">Horário do exercício das atividades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10">[IE.cod_atividade]</text:p>
                    </table:table-cell>
                    <table:table-cell table:style-name="Tabela6.A2.2.1" office:value-type="string">
                      <text:p text:style-name="P11">[IE.nom_atividade] - [IE.inicio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2">cod.</text:p>
                          </table:table-cell>
                          <table:table-cell table:style-name="Tabela10.B1" office:value-type="string">
                            <text:p text:style-name="P22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column table:style-name="DetailTable_5f_saefs.C"/>
                              <table:table-row>
                                <table:table-cell table:style-name="DetailTable_5f_saefs.A1" office:value-type="string">
                                  <text:p text:style-name="P27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8">[Ati.nom_atividade;block=table:table-row]</text:p>
                                </table:table-cell>
                                <table:table-cell table:style-name="DetailTable_5f_saefs.A1" office:value-type="string">
                                  <text:p text:style-name="P27">[Ati.dt_inicio;block=table:table-row]</text:p>
                                </table:table-cell>
                              </table:table-row>
                            </table:table>
                            <text:p text:style-name="P31"/>
                          </table:table-cell>
                        </table:table-row>
                      </table:table>
                      <text:p text:style-name="P1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17">Dom</text:p>
                    </table:table-cell>
                    <table:table-cell table:style-name="Tabela3.B1" office:value-type="string">
                      <text:p text:style-name="P18">[IE.domingo_inicio]</text:p>
                    </table:table-cell>
                    <table:table-cell table:style-name="Tabela3.B1" office:value-type="string">
                      <text:p text:style-name="P32">às</text:p>
                    </table:table-cell>
                    <table:table-cell table:style-name="Tabela3.D1" office:value-type="string">
                      <text:p text:style-name="P32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33">Seg</text:p>
                    </table:table-cell>
                    <table:table-cell table:style-name="Tabela3.B2" office:value-type="string">
                      <text:p text:style-name="P18">[IE.segunda_inicio]</text:p>
                    </table:table-cell>
                    <table:table-cell table:style-name="Tabela3.B2" office:value-type="string">
                      <text:p text:style-name="P32">às</text:p>
                    </table:table-cell>
                    <table:table-cell table:style-name="Tabela3.D2" office:value-type="string">
                      <text:p text:style-name="P18">[IE.segunda_inicio]</text:p>
                    </table:table-cell>
                  </table:table-row>
                  <table:table-row>
                    <table:table-cell table:style-name="Tabela3.A3" office:value-type="string">
                      <text:p text:style-name="P33">Ter</text:p>
                    </table:table-cell>
                    <table:table-cell table:style-name="Tabela3.B3" office:value-type="string">
                      <text:p text:style-name="P18">[IE.terca_inicio]</text:p>
                    </table:table-cell>
                    <table:table-cell table:style-name="Tabela3.B3" office:value-type="string">
                      <text:p text:style-name="P32">às</text:p>
                    </table:table-cell>
                    <table:table-cell table:style-name="Tabela3.D3" office:value-type="string">
                      <text:p text:style-name="P18">[IE.terca_inicio]</text:p>
                    </table:table-cell>
                  </table:table-row>
                  <table:table-row>
                    <table:table-cell table:style-name="Tabela3.A2" office:value-type="string">
                      <text:p text:style-name="P33">Qua</text:p>
                    </table:table-cell>
                    <table:table-cell table:style-name="Tabela3.B2" office:value-type="string">
                      <text:p text:style-name="P18">[IE.quarta_inicio]</text:p>
                    </table:table-cell>
                    <table:table-cell table:style-name="Tabela3.B2" office:value-type="string">
                      <text:p text:style-name="P32">às</text:p>
                    </table:table-cell>
                    <table:table-cell table:style-name="Tabela3.D2" office:value-type="string">
                      <text:p text:style-name="P18">[IE.quarta_inicio]</text:p>
                    </table:table-cell>
                  </table:table-row>
                  <table:table-row>
                    <table:table-cell table:style-name="Tabela3.A3" office:value-type="string">
                      <text:p text:style-name="P33">Qui</text:p>
                    </table:table-cell>
                    <table:table-cell table:style-name="Tabela3.B3" office:value-type="string">
                      <text:p text:style-name="P18">[IE.quinta_inicio]</text:p>
                    </table:table-cell>
                    <table:table-cell table:style-name="Tabela3.B3" office:value-type="string">
                      <text:p text:style-name="P32">às</text:p>
                    </table:table-cell>
                    <table:table-cell table:style-name="Tabela3.D3" office:value-type="string">
                      <text:p text:style-name="P18">[IE.quinta_inicio]</text:p>
                    </table:table-cell>
                  </table:table-row>
                  <table:table-row>
                    <table:table-cell table:style-name="Tabela3.A2" office:value-type="string">
                      <text:p text:style-name="P33">Sex</text:p>
                    </table:table-cell>
                    <table:table-cell table:style-name="Tabela3.B2" office:value-type="string">
                      <text:p text:style-name="P18">[IE.sexta_inicio]</text:p>
                    </table:table-cell>
                    <table:table-cell table:style-name="Tabela3.B2" office:value-type="string">
                      <text:p text:style-name="P32">às</text:p>
                    </table:table-cell>
                    <table:table-cell table:style-name="Tabela3.D2" office:value-type="string">
                      <text:p text:style-name="P18">[IE.sexta_inicio]</text:p>
                    </table:table-cell>
                  </table:table-row>
                  <table:table-row>
                    <table:table-cell table:style-name="Tabela3.A3" office:value-type="string">
                      <text:p text:style-name="P33">Sáb</text:p>
                    </table:table-cell>
                    <table:table-cell table:style-name="Tabela3.B3" office:value-type="string">
                      <text:p text:style-name="P18">[IE.sabado_inicio]</text:p>
                    </table:table-cell>
                    <table:table-cell table:style-name="Tabela3.B3" office:value-type="string">
                      <text:p text:style-name="P32">às</text:p>
                    </table:table-cell>
                    <table:table-cell table:style-name="Tabela3.D3" office:value-type="string">
                      <text:p text:style-name="P18">[IE.sabado_inicio]</text:p>
                    </table:table-cell>
                  </table:table-row>
                </table:table>
                <text:p text:style-name="P19"/>
              </table:table-cell>
            </table:table-row>
          </table:table>
          <text:p text:style-name="P1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4">Validade</text:p>
            </table:table-cell>
            <table:table-cell table:style-name="Tabela1.B1" office:value-type="string">
              <text:p text:style-name="P23">Restrições</text:p>
            </table:table-cell>
          </table:table-row>
          <table:table-row>
            <table:table-cell table:style-name="Tabela1.A2" office:value-type="string">
              <text:p text:style-name="P29">[IE.termino_licenca]</text:p>
            </table:table-cell>
            <table:table-cell table:style-name="Tabela1.B2" office:value-type="string">
              <text:p text:style-name="P25">[IE.observacao]</text:p>
            </table:table-cell>
          </table:table-row>
          <table:table-row>
            <table:table-cell table:style-name="Tabela1.A3" table:number-columns-spanned="2" office:value-type="string">
              <text:p text:style-name="P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5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6"/>
                  </table:table-cell>
                </table:table-row>
                <table:table-row>
                  <table:table-cell table:style-name="Tabela7.A1.1.2" office:value-type="string">
                    <text:p text:style-name="P12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26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6"/>
                  </table:table-cell>
                </table:table-row>
                <table:table-row>
                  <table:table-cell table:style-name="Tabela7.A1.1.2" office:value-type="string">
                    <text:p text:style-name="P12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26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29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13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30"/>
            </table:table-cell>
          </table:table-row>
        </table:table>
        <text:p text:style-name="P36"/>
        <text:p text:style-name="P36"/>
        <text:p text:style-name="P36"/>
        <text:p text:style-name="P37">[IE.prefeitura_nome]</text:p>
        <text:p text:style-name="P37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4:52:47</dc:date>
    <dc:language>pt-BR</dc:language>
    <meta:editing-cycles>485</meta:editing-cycles>
    <meta:editing-duration>P1DT16H3M58S</meta:editing-duration>
    <meta:user-defined meta:name="Info 1"/>
    <meta:user-defined meta:name="Info 2"/>
    <meta:user-defined meta:name="Info 3"/>
    <meta:user-defined meta:name="Info 4"/>
    <meta:document-statistic meta:table-count="12" meta:image-count="1" meta:object-count="0" meta:page-count="1" meta:paragraph-count="73" meta:word-count="146" meta:character-count="1119"/>
  </office:meta>
</office:document-meta>
</file>